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ff00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ff4000" draw:fill-color="#ffa6a6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a933" draw:fill-color="#81d41a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d4ea6b" draw:fill-color="#e8f2a1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svg:stroke-color="#7b3d00" draw:fill-color="#be480a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bf0041" draw:fill-color="#ff0000" draw:textarea-horizontal-align="justify" draw:textarea-vertical-align="middle" draw:auto-grow-height="false" fo:min-height="0.75cm" fo:min-width="0.5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be480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4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cm" svg:height="1cm" draw:transform="rotate (1.5707963267949) translate (9.5cm 5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1.5707963267949) translate (10.5cm 5.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1.5707963267949) translate (11.5cm 5.49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1.5707963267949) translate (11.5cm 4.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cm" svg:height="1cm" draw:transform="rotate (-3.14159265358979) translate (18cm 6.01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3.14159265358979) translate (18cm 5.01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3.14159265358979) translate (18cm 4.01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3.14159265358979) translate (17cm 4.01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cm" svg:height="1cm" draw:transform="rotate (-1.5707963267949) translate (25.193cm 3.83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1.5707963267949) translate (24.194cm 3.83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1.5707963267949) translate (23.193cm 3.83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draw:transform="rotate (-1.5707963267949) translate (23.194cm 4.8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cm" svg:height="1cm" svg:x="4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4cm" svg:y="8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3cm" svg:y="9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cm" svg:height="1cm" draw:transform="rotate (1.5707963267949) translate (9.499cm 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1.5707963267949) translate (10.5cm 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1.5707963267949) translate (11.5cm 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1.5707963267949) translate (11.5cm 9.99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cm" svg:height="1cm" draw:transform="rotate (-3.14159265358979) translate (17.034cm 10.50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3.14159265358979) translate (17.034cm 9.50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3.14159265358979) translate (17.033cm 8.50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3.14159265358979) translate (18.034cm 8.50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cm" svg:height="1cm" draw:transform="rotate (-1.5707963267949) translate (25.035cm 8.96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1.5707963267949) translate (24.036cm 8.9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1.5707963267949) translate (23.035cm 8.96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draw:transform="rotate (-1.5707963267949) translate (23.035cm 7.96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cm" svg:height="1cm" svg:x="10.05cm" svg:y="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0.05cm" svg:y="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.05cm" svg:y="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.05cm" svg:y="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cm" svg:height="1cm" draw:transform="rotate (1.5707963267949) translate (15cm 18.5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draw:transform="rotate (1.5707963267949) translate (16cm 18.5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draw:transform="rotate (1.5707963267949) translate (16cm 17.5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draw:transform="rotate (1.5707963267949) translate (17cm 17.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cm" svg:height="1cm" svg:x="11.5cm" svg:y="2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svg:x="10.5cm" svg:y="21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svg:x="11.5cm" svg:y="21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svg:x="10.5cm" svg:y="2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4" draw:layer="layout" svg:width="1cm" svg:height="1cm" draw:transform="rotate (1.5707963267949) translate (14.999cm 22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draw:transform="rotate (1.5707963267949) translate (16cm 23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draw:transform="rotate (1.5707963267949) translate (16cm 22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cm" draw:transform="rotate (1.5707963267949) translate (17cm 23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1cm" svg:height="1cm" svg:x="2.5cm" svg:y="12.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.5cm" svg:y="12.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4.5cm" svg:y="12.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.5cm" svg:y="11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draw:layer="layout" svg:width="1cm" svg:height="1cm" draw:transform="rotate (1.5707963267949) translate (10.5cm 14.55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1.5707963267949) translate (10.5cm 13.5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1.5707963267949) translate (10.5cm 12.5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1.5707963267949) translate (9.501cm 13.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draw:layer="layout" svg:width="1cm" svg:height="1cm" draw:transform="rotate (-3.14159265358979) translate (18.5cm 12.95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3.14159265358979) translate (17.501cm 12.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3.14159265358979) translate (16.499cm 12.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3.14159265358979) translate (17.499cm 13.9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draw:layer="layout" svg:width="1cm" svg:height="1cm" draw:transform="rotate (-1.5707963267949) translate (23.535cm 11.45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1.5707963267949) translate (23.536cm 12.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1.5707963267949) translate (23.534cm 13.45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draw:transform="rotate (-1.5707963267949) translate (24.534cm 12.45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1cm" svg:height="1cm" svg:x="13.55cm" svg:y="29.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1cm" svg:x="13.55cm" svg:y="30.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1cm" svg:x="14.55cm" svg:y="29.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1cm" svg:x="14.55cm" svg:y="30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7" draw:layer="layout" svg:width="1cm" svg:height="1cm" svg:x="10.5cm" svg:y="23.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svg:x="10.5cm" svg:y="24.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svg:x="10.5cm" svg:y="25.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svg:x="10.5cm" svg:y="26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7" draw:layer="layout" svg:width="1cm" svg:height="1cm" draw:transform="rotate (1.5707963267949) translate (14.45cm 26.5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draw:transform="rotate (1.5707963267949) translate (15.451cm 26.5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draw:transform="rotate (1.5707963267949) translate (16.45cm 26.5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cm" svg:height="1cm" draw:transform="rotate (1.5707963267949) translate (17.45cm 26.55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1T16:41:14.608863349</meta:creation-date>
    <meta:generator>LibreOffice/6.4.1.2$Linux_X86_64 LibreOffice_project/4d224e95b98b138af42a64d84056446d09082932</meta:generator>
    <dc:date>2020-06-13T11:04:26.853938006</dc:date>
    <meta:editing-duration>PT4H51M6S</meta:editing-duration>
    <meta:editing-cycles>7</meta:editing-cycles>
    <meta:document-statistic meta:object-count="95"/>
  </office:meta>
</office:document-meta>
</file>